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elow is a suggested, concrete methodology to help you move from “guessing numbers” for application modules and device capabilities toward a systematic, justifiable process. The idea is that you will <text:span text:style-name="Emphasis">measure, model,</text:span> and then <text:span text:style-name="Emphasis">map</text:span> your real-world application and hardware parameters onto iFogSim’s abstractions (CPU instructions in MIPS, network data sizes, power models, etc.). While the steps below are described linearly, in practice you may iterate multiple times to refine and improve your calibration.</text:p>
      <text:p text:style-name="Horizontal_20_Line"/>
      <text:h text:style-name="Heading_20_2" text:outline-level="2">Part A: Characterizing Your Application Modules</text:h>
      <text:h text:style-name="Heading_20_3" text:outline-level="3">1. Break Down the Application into Modules</text:h>
      <text:list xml:id="list108019871" text:style-name="L1">
        <text:list-item>
          <text:p text:style-name="P1"><text:span text:style-name="Strong_20_Emphasis">Goal</text:span>: Capture each component (e.g., Motion Detector, Object Detector, Object Tracker, etc.) as separately as possible.</text:p>
        </text:list-item>
        <text:list-item>
          <text:p text:style-name="P1"><text:span text:style-name="Strong_20_Emphasis">Action</text:span>: Identify the dataflow among modules (which ones send data or results to which). For the surveillance case study, you already have a pipeline.</text:p>
        </text:list-item>
      </text:list>
      <text:p text:style-name="Text_20_body"><text:span text:style-name="Strong_20_Emphasis">Result</text:span>: A clear “block diagram” or pipeline, each block representing a module to be profiled separately.</text:p>
      <text:h text:style-name="Heading_20_3" text:outline-level="3">2. Profile Each Module on a Known Test Machine</text:h>
      <text:list xml:id="list1719245929" text:style-name="L2">
        <text:list-item>
          <text:p text:style-name="P2"><text:span text:style-name="Strong_20_Emphasis">Goal</text:span>: Determine how many CPU <text:span text:style-name="Emphasis">instructions</text:span> each module needs for a given input, as well as how much data it outputs to the next stage.</text:p>
        </text:list-item>
        <text:list-item>
          <text:p text:style-name="P2"><text:span text:style-name="Strong_20_Emphasis">Action</text:span>:</text:p>
          <text:list>
            <text:list-item>
              <text:p text:style-name="P2">Pick one or more representative hardware platforms (e.g., a typical desktop or server).</text:p>
            </text:list-item>
            <text:list-item>
              <text:p text:style-name="P2">Run your motion detection algorithm (e.g., MOG2), object detection (e.g., YOLOv8), or object tracking algorithm on sample input data.</text:p>
            </text:list-item>
            <text:list-item>
              <text:p text:style-name="P2">Use standard performance-profiling tools to capture:</text:p>
              <text:list>
                <text:list-item>
                  <text:p text:style-name="P2"><text:span text:style-name="Strong_20_Emphasis">CPU performance counters</text:span>: e.g., <text:span text:style-name="Source_20_Text">perf</text:span> on Linux, which can show instructions retired, cycles, IPC (instructions per cycle), etc.</text:p>
                </text:list-item>
                <text:list-item>
                  <text:p text:style-name="P2"><text:span text:style-name="Strong_20_Emphasis">Run-time</text:span> / CPU time, average CPU utilization, or GPU usage if relevant.</text:p>
                </text:list-item>
                <text:list-item>
                  <text:p text:style-name="P2"><text:span text:style-name="Strong_20_Emphasis">Number of bytes produced</text:span> (to estimate the “data size” of each tuple) each time the module produces an output.</text:p>
                </text:list-item>
                <text:list-item>
                  <text:p text:style-name="P2"><text:span text:style-name="Strong_20_Emphasis">Power</text:span> (optional but useful), by either external meter or built-in sensors (e.g., Intel RAPL).</text:p>
                </text:list-item>
              </text:list>
            </text:list-item>
          </text:list>
        </text:list-item>
        <text:list-item>
          <text:p text:style-name="P2"><text:span text:style-name="Strong_20_Emphasis">Outcome</text:span>: A table of empirical measurements, e.g.:</text:p>
          <text:list>
            <text:list-item>
              <text:p text:style-name="P2"><text:span text:style-name="Strong_20_Emphasis">Motion Detector</text:span> (MOG2): ~1.0e9 instructions per minute of video, outputs ~20 kB per frame.</text:p>
            </text:list-item>
            <text:list-item>
              <text:p text:style-name="P2"><text:soft-page-break/><text:span text:style-name="Strong_20_Emphasis">Object Detector</text:span> (YOLOv8): ~8.5e9 instructions per minute of video, outputs ~2 kB bounding-box data per detection, etc.</text:p>
            </text:list-item>
          </text:list>
        </text:list-item>
      </text:list>
      <text:h text:style-name="Heading_20_3" text:outline-level="3">3. Derive a Per-Frame or Per-Interval Instruction Count</text:h>
      <text:list xml:id="list2020488283" text:style-name="L3">
        <text:list-item>
          <text:p text:style-name="P3"><text:span text:style-name="Strong_20_Emphasis">Goal</text:span>: Convert the raw measurements into something iFogSim-like, namely “Million Instructions” (MI) per event.</text:p>
        </text:list-item>
        <text:list-item>
          <text:p text:style-name="P3"><text:span text:style-name="Strong_20_Emphasis">Action</text:span>:</text:p>
          <text:list>
            <text:list-item>
              <text:p text:style-name="P3">From your profiling, get total instructions used for your chosen unit (e.g., per frame, per 100 frames, per second, or per “batch” of data).</text:p>
            </text:list-item>
            <text:list-item>
              <text:p text:style-name="P3">Convert to MI (million instructions): for example, if you see about 2.0×10^9 instructions to process 1 second of video, that is 2000 MI in iFogSim notation for that one-second chunk.</text:p>
            </text:list-item>
            <text:list-item>
              <text:p text:style-name="P3">Convert your measured output bytes to iFogSim’s “tuple size.”</text:p>
            </text:list-item>
          </text:list>
        </text:list-item>
        <text:list-item>
          <text:p text:style-name="P3"><text:span text:style-name="Strong_20_Emphasis">Outcome</text:span>: For each module, you now have approximate values, e.g. “Motion Detector requires 150 MI and outputs 20 kB per frame.”</text:p>
        </text:list-item>
      </text:list>
      <text:h text:style-name="Heading_20_3" text:outline-level="3">4. Check for Variability and Statistical Distribution</text:h>
      <text:list xml:id="list4013318792" text:style-name="L4">
        <text:list-item>
          <text:p text:style-name="P4"><text:span text:style-name="Strong_20_Emphasis">Goal</text:span>: Account for the fact that MOG2 or YOLO might consume more instructions on busy frames or complicated scenes.</text:p>
        </text:list-item>
        <text:list-item>
          <text:p text:style-name="P4"><text:span text:style-name="Strong_20_Emphasis">Action</text:span>: Run multiple tests with different input complexities and keep track of mean ± standard deviation or percentiles.</text:p>
        </text:list-item>
        <text:list-item>
          <text:p text:style-name="P4"><text:span text:style-name="Strong_20_Emphasis">Outcome</text:span>: Decide on typical “low, medium, high” instruction budgets for different video complexities or do a single average if you prefer a simpler model.</text:p>
        </text:list-item>
      </text:list>
      <text:p text:style-name="Horizontal_20_Line"/>
      <text:h text:style-name="Heading_20_2" text:outline-level="2">Part B: Modeling Your Devices’ CPU and Power in iFogSim</text:h>
      <text:h text:style-name="Heading_20_3" text:outline-level="3">5. Determine the MIPS Rating of Your Device</text:h>
      <text:list xml:id="list622722780" text:style-name="L5">
        <text:list-item>
          <text:p text:style-name="P5"><text:span text:style-name="Strong_20_Emphasis">Goal</text:span>: Map real hardware performance to the “MIPS” rating in iFogSim.</text:p>
        </text:list-item>
        <text:list-item>
          <text:p text:style-name="P5"><text:span text:style-name="Strong_20_Emphasis">Action</text:span> (two common approaches):</text:p>
          <text:list>
            <text:list-item>
              <text:p text:style-name="P5"><text:span text:style-name="Strong_20_Emphasis">Theoretical</text:span>: If your CPU runs at 3.0 GHz with an average IPC of 1.0, that’s ~3.0 GIPS (giga-instructions/sec) or 3000 MIPS. Or if you know from vendor docs that the CPU does ~4 instructions per cycle effectively, that might lead you to 12,000 MIPS.</text:p>
            </text:list-item>
            <text:list-item>
              <text:p text:style-name="P5"><text:span text:style-name="Strong_20_Emphasis">Empirical</text:span>: Run a small benchmark (e.g., running an application with known instruction count) and measure how long it takes. From <text:span text:style-name="Source_20_Text">instructions / time</text:span>, you can compute approximate MIPS.</text:p>
            </text:list-item>
          </text:list>
        </text:list-item>
        <text:list-item>
          <text:p text:style-name="P5"><text:soft-page-break/><text:span text:style-name="Strong_20_Emphasis">Outcome</text:span>: A single integer or range in iFogSim’s “MIPS” units. For example, “My mid-range laptop is 2000 MIPS per core; my edge gateway is 500 MIPS; my cloud server is 40,000 MIPS,” etc.</text:p>
        </text:list-item>
      </text:list>
      <text:h text:style-name="Heading_20_3" text:outline-level="3">6. Specify the Device Power Characteristics</text:h>
      <text:list xml:id="list1416875697" text:style-name="L6">
        <text:list-item>
          <text:p text:style-name="P6"><text:span text:style-name="Strong_20_Emphasis">Goal</text:span>: Provide iFogSim the “idle” and “max” power usage for each device.</text:p>
        </text:list-item>
        <text:list-item>
          <text:p text:style-name="P6"><text:span text:style-name="Strong_20_Emphasis">Action</text:span>:</text:p>
          <text:list>
            <text:list-item>
              <text:p text:style-name="P6"><text:span text:style-name="Strong_20_Emphasis">Measure</text:span>: If you can measure real idle and full-load power on your hardware, note these values.</text:p>
            </text:list-item>
            <text:list-item>
              <text:p text:style-name="P6"><text:span text:style-name="Strong_20_Emphasis">Or</text:span>: Consult references or iFogSim’s default examples (e.g., 107.3 W vs 83.4 W for a typical server).</text:p>
            </text:list-item>
            <text:list-item>
              <text:p text:style-name="P6">Input these into iFogSim’s <text:span text:style-name="Source_20_Text">FogDevice</text:span> parameters (e.g., <text:span text:style-name="Source_20_Text">mips</text:span>, <text:span text:style-name="Source_20_Text">maxPower</text:span>, <text:span text:style-name="Source_20_Text">idlePower</text:span>).</text:p>
            </text:list-item>
          </text:list>
        </text:list-item>
        <text:list-item>
          <text:p text:style-name="P6"><text:span text:style-name="Strong_20_Emphasis">Outcome</text:span>: Each device in your simulated environment is characterized by (MIPS, maxPower, idlePower).</text:p>
        </text:list-item>
      </text:list>
      <text:h text:style-name="Heading_20_3" text:outline-level="3">7. Assign the Modules to Devices in iFogSim</text:h>
      <text:list xml:id="list3294303545" text:style-name="L7">
        <text:list-item>
          <text:p text:style-name="P7"><text:span text:style-name="Strong_20_Emphasis">Goal</text:span>: Reflect your real deployment scenario in the simulator.</text:p>
        </text:list-item>
        <text:list-item>
          <text:p text:style-name="P7"><text:span text:style-name="Strong_20_Emphasis">Action</text:span>:</text:p>
          <text:list>
            <text:list-item>
              <text:p text:style-name="P7">Decide where each module runs (smart camera, router, fog gateway, or the cloud).</text:p>
            </text:list-item>
            <text:list-item>
              <text:p text:style-name="P7">For each mapping, iFogSim uses (a) your device MIPS (b) your module’s MI to compute how long each tuple is processed.</text:p>
            </text:list-item>
            <text:list-item>
              <text:p text:style-name="P7">iFogSim uses your power model to track how device energy scales with utilization.</text:p>
            </text:list-item>
          </text:list>
        </text:list-item>
        <text:list-item>
          <text:p text:style-name="P7"><text:span text:style-name="Strong_20_Emphasis">Outcome</text:span>: A complete iFogSim setup that can simulate end-to-end performance and total energy usage with a good degree of realism.</text:p>
        </text:list-item>
      </text:list>
      <text:p text:style-name="Horizontal_20_Line"/>
      <text:h text:style-name="Heading_20_2" text:outline-level="2">Part C: Building a Systematic “User Guide” or Table</text:h>
      <text:h text:style-name="Heading_20_3" text:outline-level="3">8. Provide Benchmarking Guidelines for Users</text:h>
      <text:p text:style-name="Text_20_body">Since many users may not know how to measure instructions or MIPS, you can create a short “benchmark guide” for them, something like:</text:p>
      <text:list xml:id="list878238749" text:style-name="L8">
        <text:list-item>
          <text:p text:style-name="P8"><text:span text:style-name="Strong_20_Emphasis">Install</text:span> your application or micro-benchmark on your hardware.</text:p>
        </text:list-item>
        <text:list-item>
          <text:p text:style-name="P8"><text:span text:style-name="Strong_20_Emphasis">Use</text:span> a profiling tool (e.g., <text:span text:style-name="Source_20_Text">perf</text:span> on Linux or your OS’s performance counters) to collect:</text:p>
          <text:list>
            <text:list-item>
              <text:p text:style-name="P8">Instructions retired</text:p>
            </text:list-item>
            <text:list-item>
              <text:p text:style-name="P8"><text:soft-page-break/>Elapsed time</text:p>
            </text:list-item>
            <text:list-item>
              <text:p text:style-name="P8">Output data size</text:p>
            </text:list-item>
          </text:list>
        </text:list-item>
        <text:list-item>
          <text:p text:style-name="P8"><text:span text:style-name="Strong_20_Emphasis">Compute</text:span>:</text:p>
          <text:list>
            <text:list-item>
              <text:p text:style-name="P8">MIPS rating of the device = (instructions retired per second) ÷ 10^6</text:p>
            </text:list-item>
            <text:list-item>
              <text:p text:style-name="P8">MI needed by each module = (instructions) ÷ 10^6</text:p>
            </text:list-item>
            <text:list-item>
              <text:p text:style-name="P8">Data size in bytes → iFogSim’s “tuple size”</text:p>
            </text:list-item>
          </text:list>
        </text:list-item>
        <text:list-item>
          <text:p text:style-name="P8"><text:span text:style-name="Strong_20_Emphasis">Measure</text:span> idle vs. full-load device power if possible (e.g., using a wattmeter or built-in RAPL counters).</text:p>
        </text:list-item>
      </text:list>
      <text:p text:style-name="Text_20_body">You can then provide typical reference tables for standard hardware classes: “Raspberry Pi ~ 500 MIPS, idle ~2.5 W, max ~5 W,” “Mid-range server ~10,000 MIPS, idle ~90 W, max ~120 W,” etc. The point is not absolute precision but to give users a systematic starting point.</text:p>
      <text:h text:style-name="Heading_20_3" text:outline-level="3">9. Incorporate Networking Energy (Optional)</text:h>
      <text:p text:style-name="Text_20_body">If you’ve extended iFogSim to also track NIC power consumption (as you mentioned), add a short how-to:</text:p>
      <text:list xml:id="list1623492640" text:style-name="L9">
        <text:list-item>
          <text:p text:style-name="P9"><text:span text:style-name="Strong_20_Emphasis">Measure or approximate</text:span> NIC’s baseline plus per-MB or per-second overhead.</text:p>
        </text:list-item>
        <text:list-item>
          <text:p text:style-name="P9"><text:span text:style-name="Strong_20_Emphasis">Adapt</text:span> the device’s power model accordingly.</text:p>
        </text:list-item>
      </text:list>
      <text:p text:style-name="Horizontal_20_Line"/>
      <text:h text:style-name="Heading_20_2" text:outline-level="2">Part D: Putting It All Together and Validating</text:h>
      <text:h text:style-name="Heading_20_3" text:outline-level="3">10. Compare Simulation Results with Small-Scale Real Tests</text:h>
      <text:list xml:id="list568968517" text:style-name="L10">
        <text:list-item>
          <text:p text:style-name="P10"><text:span text:style-name="Strong_20_Emphasis">Goal</text:span>: Ensure your final iFogSim configuration actually matches measured reality.</text:p>
        </text:list-item>
        <text:list-item>
          <text:p text:style-name="P10"><text:span text:style-name="Strong_20_Emphasis">Action</text:span>:</text:p>
          <text:list>
            <text:list-item>
              <text:p text:style-name="P10">Run a controlled experiment on real hardware for a short scenario (e.g., process 100 frames in MOG2 + YOLO).</text:p>
            </text:list-item>
            <text:list-item>
              <text:p text:style-name="P10">Log the total compute time and (if possible) the real energy consumed.</text:p>
            </text:list-item>
            <text:list-item>
              <text:p text:style-name="P10">Run iFogSim with the same module MI, data sizes, MIPS rating, and see if the final simulated time/energy is in the same ballpark.</text:p>
            </text:list-item>
          </text:list>
        </text:list-item>
        <text:list-item>
          <text:p text:style-name="P10"><text:span text:style-name="Strong_20_Emphasis">Outcome</text:span>: If the simulator results deviate significantly, refine your MIPS or power values.</text:p>
        </text:list-item>
      </text:list>
      <text:h text:style-name="Heading_20_3" text:outline-level="3">11. Establish a Repeatable Procedure</text:h>
      <text:list xml:id="list4080862213" text:style-name="L11">
        <text:list-item>
          <text:p text:style-name="P11">Document each step so that others can replicate for their specific algorithms and hardware.</text:p>
        </text:list-item>
        <text:list-item>
          <text:p text:style-name="P11">Encourage other researchers or end-users to do the same for their environment.</text:p>
        </text:list-item>
      </text:list>
      <text:p text:style-name="Horizontal_20_Line"><text:soft-page-break/></text:p>
      <text:h text:style-name="Heading_20_1" text:outline-level="1">Example Walkthrough</text:h>
      <text:p text:style-name="Text_20_body">Suppose you test your <text:span text:style-name="Strong_20_Emphasis">Motion Detector</text:span> module (MOG2) on a particular laptop:</text:p>
      <text:list xml:id="list4204832410" text:style-name="L12">
        <text:list-item>
          <text:p text:style-name="P12">Profiling (using <text:span text:style-name="Source_20_Text">perf</text:span> on Linux) tells you that processing 1 second of video (~30 frames) took 1.0×10^9 instructions.</text:p>
        </text:list-item>
        <text:list-item>
          <text:p text:style-name="P12">That’s 1000 MI in iFogSim language. Meanwhile, it outputs about 20 kB/second to the next module.</text:p>
        </text:list-item>
        <text:list-item>
          <text:p text:style-name="P12">On this same laptop, you discover the CPU can do ~2.5×10^9 instructions per second at full load (2.5 GHz with average IPC ~1), i.e. ~2500 MIPS.</text:p>
        </text:list-item>
        <text:list-item>
          <text:p text:style-name="P12">For power, you measure ~20 W idle, ~45 W under full CPU load.</text:p>
        </text:list-item>
      </text:list>
      <text:p text:style-name="Text_20_body">Hence, in iFogSim, you model the laptop as:</text:p>
      <text:list xml:id="list2890464261" text:style-name="L13">
        <text:list-item>
          <text:p text:style-name="P13">MIPS = 2500</text:p>
        </text:list-item>
        <text:list-item>
          <text:p text:style-name="P13">idlePower = 20.0</text:p>
        </text:list-item>
        <text:list-item>
          <text:p text:style-name="P13">maxPower = 45.0</text:p>
        </text:list-item>
      </text:list>
      <text:p text:style-name="Text_20_body">And you model the “Motion Detector” module as needing 1000 MI each second (which can be updated to a per-frame level if desired). iFogSim then simulates how that module behaves if it runs on the laptop or on a different device with different MIPS/power. You can repeat for each module in your pipeline.</text:p>
      <text:p text:style-name="Horizontal_20_Line"/>
      <text:h text:style-name="Heading_20_1" text:outline-level="1">Concluding Remarks</text:h>
      <text:p text:style-name="Text_20_body">By following the steps above, you move from “hard-coded example numbers” to a clearly justified, repeatable calibration. In practice, you will:</text:p>
      <text:list xml:id="list152762192" text:style-name="L14">
        <text:list-item>
          <text:p text:style-name="P14"><text:span text:style-name="Strong_20_Emphasis">Profile</text:span> real modules on real hardware (gather instructions, time, data sizes).</text:p>
        </text:list-item>
        <text:list-item>
          <text:p text:style-name="P14"><text:span text:style-name="Strong_20_Emphasis">Translate</text:span> that into iFogSim’s CPU instructions (MI), MIPS, idle/max power.</text:p>
        </text:list-item>
        <text:list-item>
          <text:p text:style-name="P14"><text:span text:style-name="Strong_20_Emphasis">Implement</text:span> and test in iFogSim.</text:p>
        </text:list-item>
        <text:list-item>
          <text:p text:style-name="P14"><text:span text:style-name="Strong_20_Emphasis">Validate</text:span> or refine by comparing simulation results to small real-world tests.</text:p>
        </text:list-item>
      </text:list>
      <text:p text:style-name="Text_20_body">This systematic approach not only helps new users model their own applications more accurately but also documents how to replicate or improve your own results. By combining the above steps with a reference “benchmarking guide” or “sample param table” (for example, standard IoT devices, typical edge gateways, or cloud servers), you can make it much easier for the community to calibrate iFogSim (or any other simulator) to their own actual deployments and truly model the computing continuum.</text:p>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20:58:25.180449756</meta:creation-date>
    <dc:date>2025-03-25T20:58:53.503960681</dc:date>
    <meta:editing-duration>PT28S</meta:editing-duration>
    <meta:editing-cycles>1</meta:editing-cycles>
    <meta:document-statistic meta:table-count="0" meta:image-count="0" meta:object-count="0" meta:page-count="6" meta:paragraph-count="98" meta:word-count="1479" meta:character-count="8958" meta:non-whitespace-character-count="7648"/>
    <meta:generator>LibreOffice/7.3.7.2$Linux_X86_64 LibreOffice_project/30$Build-2</meta:generator>
  </office:meta>
</office:document-meta>
</file>